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99ff" draw:fill-color="#3399ff" draw:textarea-horizontal-align="justify" draw:textarea-vertical-align="middle" draw:auto-grow-height="false" fo:min-height="1.909cm" fo:min-width="1.913cm"/>
    </style:style>
    <style:style style:name="gr2" style:family="graphic" style:parent-style-name="standard">
      <style:graphic-properties svg:stroke-color="#0066cc" draw:fill-color="#0066cc" draw:textarea-horizontal-align="justify" draw:textarea-vertical-align="middle" draw:auto-grow-height="false" fo:min-height="1.909cm" fo:min-width="1.913cm"/>
    </style:style>
    <style:style style:name="gr3" style:family="graphic" style:parent-style-name="standard">
      <style:graphic-properties svg:stroke-color="#009999" draw:fill-color="#009999" draw:textarea-horizontal-align="justify" draw:textarea-vertical-align="middle" draw:auto-grow-height="false" fo:min-height="1.909cm" fo:min-width="1.913cm"/>
    </style:style>
    <style:style style:name="gr4" style:family="graphic" style:parent-style-name="standard">
      <style:graphic-properties svg:stroke-color="#007826" draw:fill-color="#006633" draw:textarea-horizontal-align="justify" draw:textarea-vertical-align="middle" draw:auto-grow-height="false" fo:min-height="0.894cm" fo:min-width="0.644cm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722cm" fo:min-width="0.472cm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svg:stroke-color="#9900ff" draw:fill-color="#9900ff" draw:textarea-horizontal-align="justify" draw:textarea-vertical-align="middle" draw:auto-grow-height="false" fo:min-height="2.036cm" fo:min-width="0.389cm"/>
    </style:style>
    <style:style style:name="gr8" style:family="graphic" style:parent-style-name="standard">
      <style:graphic-properties svg:stroke-color="#9900ff" draw:fill-color="#9900ff" draw:textarea-horizontal-align="justify" draw:textarea-vertical-align="middle" draw:auto-grow-height="false" fo:min-height="0.639cm" fo:min-width="0.389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990066" draw:fill-color="#990066" draw:textarea-horizontal-align="justify" draw:textarea-vertical-align="middle" draw:auto-grow-height="false" fo:min-height="2.671cm" fo:min-width="0.135cm"/>
    </style:style>
    <style:style style:name="gr12" style:family="graphic" style:parent-style-name="standard">
      <style:graphic-properties svg:stroke-color="#0000cc" draw:fill-color="#0000cc" draw:textarea-horizontal-align="justify" draw:textarea-vertical-align="middle" draw:auto-grow-height="false" fo:min-height="1.011cm" fo:min-width="0.761cm"/>
    </style:style>
    <style:style style:name="gr13" style:family="graphic" style:parent-style-name="standard">
      <style:graphic-properties svg:stroke-color="#ff99ff" draw:fill-color="#ff99ff" draw:textarea-horizontal-align="justify" draw:textarea-vertical-align="middle" draw:auto-grow-height="false" fo:min-height="0.893cm" fo:min-width="0.135cm"/>
    </style:style>
    <style:style style:name="gr14" style:family="graphic" style:parent-style-name="standard">
      <style:graphic-properties svg:stroke-color="#ff99ff" draw:fill-color="#ff99ff" draw:textarea-horizontal-align="justify" draw:textarea-vertical-align="middle" draw:auto-grow-height="false" fo:min-height="2.544cm" fo:min-width="0.135cm"/>
    </style:style>
    <style:style style:name="gr15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168cm" fo:min-width="0.918cm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fo:min-height="0.893cm"/>
    </style:style>
    <style:style style:name="gr17" style:family="graphic" style:parent-style-name="standard">
      <style:graphic-properties draw:stroke="none" svg:stroke-color="#000000" draw:fill="none" draw:fill-color="#ffffff" fo:min-height="1.423cm"/>
    </style:style>
    <style:style style:name="gr18" style:family="graphic" style:parent-style-name="standard">
      <style:graphic-properties draw:stroke="none" svg:stroke-color="#000000" draw:fill="none" draw:fill-color="#ffffff" fo:min-height="2.134cm"/>
    </style:style>
    <style:style style:name="gr19" style:family="graphic" style:parent-style-name="standard">
      <style:graphic-properties draw:stroke="none" svg:stroke-color="#000000" draw:fill="none" draw:fill-color="#ffffff" fo:min-height="1.245cm"/>
    </style:style>
    <style:style style:name="gr20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722cm" fo:min-width="0.472cm" fo:padding-top="0.178cm" fo:padding-bottom="0.178cm" fo:padding-left="0.303cm" fo:padding-right="0.303cm"/>
    </style:style>
    <style:style style:name="P1" style:family="paragraph">
      <loext:graphic-properties draw:fill-color="#3399ff"/>
      <style:paragraph-properties fo:text-align="center"/>
    </style:style>
    <style:style style:name="P2" style:family="paragraph">
      <loext:graphic-properties draw:fill-color="#0066cc"/>
      <style:paragraph-properties fo:text-align="center"/>
    </style:style>
    <style:style style:name="P3" style:family="paragraph">
      <loext:graphic-properties draw:fill-color="#009999"/>
      <style:paragraph-properties fo:text-align="center"/>
    </style:style>
    <style:style style:name="P4" style:family="paragraph">
      <loext:graphic-properties draw:fill-color="#006633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9900ff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990066"/>
      <style:paragraph-properties fo:text-align="center"/>
    </style:style>
    <style:style style:name="P10" style:family="paragraph">
      <loext:graphic-properties draw:fill-color="#0000cc"/>
      <style:paragraph-properties fo:text-align="center"/>
    </style:style>
    <style:style style:name="P11" style:family="paragraph">
      <loext:graphic-properties draw:fill-color="#ff99ff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13cm" svg:height="2.159cm" svg:x="3.967cm" svg:y="15.9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13cm" svg:height="2.159cm" svg:x="4.348cm" svg:y="16.43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13cm" svg:height="2.159cm" svg:x="4.834cm" svg:y="16.9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143cm" svg:height="1.143cm" svg:x="1.681cm" svg:y="16.847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5" xml:id="id1" draw:id="id1" draw:layer="layout" svg:width="1.524cm" svg:height="1.524cm" svg:x="11.098cm" svg:y="16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1.578cm" svg:y1="18.013cm" svg:x2="11.578cm" svg:y2="17.632cm">
          <text:p/>
        </draw:line>
        <draw:line draw:style-name="gr6" draw:text-style-name="P6" draw:layer="layout" svg:x1="11.578cm" svg:y1="18.014cm" svg:x2="11.578cm" svg:y2="17.633cm">
          <text:p/>
        </draw:line>
        <draw:line draw:style-name="gr6" draw:text-style-name="P6" draw:layer="layout" svg:x1="11.968cm" svg:y1="18.015cm" svg:x2="11.968cm" svg:y2="17.505cm">
          <text:p/>
        </draw:line>
        <draw:line draw:style-name="gr6" draw:text-style-name="P6" draw:layer="layout" svg:x1="11.781cm" svg:y1="18.017cm" svg:x2="11.781cm" svg:y2="17.123cm">
          <text:p/>
        </draw:line>
        <draw:line draw:style-name="gr6" draw:text-style-name="P6" draw:layer="layout" svg:x1="12.178cm" svg:y1="18.015cm" svg:x2="12.178cm" svg:y2="17.634cm">
          <text:p/>
        </draw:line>
        <draw:custom-shape draw:style-name="gr7" draw:text-style-name="P7" xml:id="id9" draw:id="id9" draw:layer="layout" svg:width="0.889cm" svg:height="2.286cm" svg:x="28.886cm" svg:y="12.01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889cm" svg:height="0.889cm" svg:x="28.881cm" svg:y="11.157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5" draw:layer="layout" svg:width="1.524cm" svg:height="1.524cm" svg:x="28.632cm" svg:y="13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211cm" svg:height="0.212cm" svg:x="29.24cm" svg:y="14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29.355cm" svg:y1="14.489cm" svg:x2="29.875cm" svg:y2="13.96cm">
          <text:p/>
        </draw:line>
        <draw:line draw:style-name="gr6" draw:text-style-name="P6" draw:layer="layout" svg:x1="29.355cm" svg:y1="14.49cm" svg:x2="29.875cm" svg:y2="13.961cm">
          <text:p/>
        </draw:line>
        <draw:line draw:style-name="gr6" draw:text-style-name="P6" draw:layer="layout" svg:x1="28.886cm" svg:y1="14.505cm" svg:x2="29.394cm" svg:y2="14.505cm">
          <text:p/>
        </draw:line>
        <draw:custom-shape draw:style-name="gr1" draw:text-style-name="P1" draw:layer="layout" svg:width="2.413cm" svg:height="2.159cm" svg:x="31.166cm" svg:y="11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13cm" svg:height="2.159cm" svg:x="31.547cm" svg:y="11.8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13cm" svg:height="2.159cm" svg:x="32.033cm" svg:y="12.37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889cm" svg:height="2.286cm" svg:x="35.66cm" svg:y="12.0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889cm" svg:height="0.889cm" svg:x="35.655cm" svg:y="11.183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5" draw:layer="layout" svg:width="1.524cm" svg:height="1.524cm" svg:x="35.406cm" svg:y="13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211cm" svg:height="0.212cm" svg:x="36.014cm" svg:y="14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36.129cm" svg:y1="14.515cm" svg:x2="36.649cm" svg:y2="13.986cm">
          <text:p/>
        </draw:line>
        <draw:line draw:style-name="gr6" draw:text-style-name="P6" draw:layer="layout" svg:x1="36.129cm" svg:y1="14.516cm" svg:x2="36.649cm" svg:y2="13.987cm">
          <text:p/>
        </draw:line>
        <draw:line draw:style-name="gr6" draw:text-style-name="P6" draw:layer="layout" svg:x1="35.66cm" svg:y1="14.531cm" svg:x2="36.168cm" svg:y2="14.531cm">
          <text:p/>
        </draw:line>
        <draw:custom-shape draw:style-name="gr1" draw:text-style-name="P1" draw:layer="layout" svg:width="2.413cm" svg:height="2.159cm" svg:x="37.94cm" svg:y="11.3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13cm" svg:height="2.159cm" svg:x="38.321cm" svg:y="11.8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2.413cm" svg:height="2.159cm" svg:x="38.807cm" svg:y="12.3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xml:id="id6" draw:id="id6" draw:layer="layout" svg:width="1.524cm" svg:height="1.524cm" svg:x="26.316cm" svg:y="16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27.101cm" svg:y1="17.34cm" svg:x2="27.101cm" svg:y2="18.102cm">
          <text:p/>
        </draw:line>
        <draw:line draw:style-name="gr6" draw:text-style-name="P6" xml:id="id8" draw:id="id8" draw:layer="layout" svg:x1="27.482cm" svg:y1="17.721cm" svg:x2="26.72cm" svg:y2="17.721cm">
          <text:p/>
        </draw:line>
        <draw:line draw:style-name="gr10" draw:text-style-name="P6" draw:layer="layout" svg:x1="12.684cm" svg:y1="17.686cm" svg:x2="18.653cm" svg:y2="17.637cm">
          <text:p/>
        </draw:line>
        <draw:connector draw:style-name="gr10" draw:text-style-name="P6" draw:layer="layout" svg:x1="11.86cm" svg:y1="18.371cm" svg:x2="13.883cm" svg:y2="21.873cm" draw:start-shape="id1" draw:start-glue-point="8" draw:end-shape="id2" draw:end-glue-point="3" svg:d="M11860 18371v3502h2023" svg:viewBox="0 0 2024 3503">
          <text:p/>
        </draw:connector>
        <draw:line draw:style-name="gr10" draw:text-style-name="P6" draw:layer="layout" svg:x1="29.816cm" svg:y1="12.072cm" svg:x2="31.086cm" svg:y2="12.072cm">
          <text:p/>
        </draw:line>
        <draw:line draw:style-name="gr10" draw:text-style-name="P6" draw:layer="layout" svg:x1="34.007cm" svg:y1="12.072cm" svg:x2="35.531cm" svg:y2="12.072cm">
          <text:p/>
        </draw:line>
        <draw:line draw:style-name="gr10" draw:text-style-name="P6" draw:layer="layout" svg:x1="36.647cm" svg:y1="12.072cm" svg:x2="37.917cm" svg:y2="12.072cm">
          <text:p/>
        </draw:line>
        <draw:connector draw:style-name="gr10" draw:text-style-name="P6" draw:layer="layout" draw:line-skew="-2.108cm" svg:x1="41.22cm" svg:y1="13.478cm" svg:x2="42.278cm" svg:y2="16.974cm" draw:start-shape="id3" draw:start-glue-point="0" svg:d="M41220 13478v-109h1058v3605" svg:viewBox="0 0 1059 3606">
          <text:p/>
        </draw:connector>
        <draw:connector draw:style-name="gr10" draw:text-style-name="P6" xml:id="id3" draw:id="id3" draw:layer="layout" svg:x1="41.22cm" svg:y1="13.478cm" svg:x2="41.22cm" svg:y2="13.478cm" draw:start-shape="id4" draw:end-shape="id4" draw:end-glue-point="1" svg:d="M41220 13478z" svg:viewBox="0 0 1 1">
          <text:p/>
        </draw:connector>
        <draw:custom-shape draw:style-name="gr7" draw:text-style-name="P7" xml:id="id2" draw:id="id2" draw:layer="layout" svg:width="0.889cm" svg:height="2.286cm" svg:x="13.883cm" svg:y="20.7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889cm" svg:height="0.889cm" svg:x="13.878cm" svg:y="19.868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5" draw:layer="layout" svg:width="1.524cm" svg:height="1.524cm" svg:x="13.629cm" svg:y="22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211cm" svg:height="0.212cm" svg:x="14.237cm" svg:y="23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4.352cm" svg:y1="23.2cm" svg:x2="14.872cm" svg:y2="22.671cm">
          <text:p/>
        </draw:line>
        <draw:line draw:style-name="gr6" draw:text-style-name="P6" draw:layer="layout" svg:x1="14.352cm" svg:y1="23.201cm" svg:x2="14.872cm" svg:y2="22.672cm">
          <text:p/>
        </draw:line>
        <draw:line draw:style-name="gr6" draw:text-style-name="P6" draw:layer="layout" svg:x1="13.883cm" svg:y1="23.216cm" svg:x2="14.391cm" svg:y2="23.216cm">
          <text:p/>
        </draw:line>
        <draw:custom-shape draw:style-name="gr1" draw:text-style-name="P1" draw:layer="layout" svg:width="2.413cm" svg:height="2.159cm" svg:x="16.163cm" svg:y="20.0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13cm" svg:height="2.159cm" svg:x="16.544cm" svg:y="20.5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13cm" svg:height="2.159cm" svg:x="17.03cm" svg:y="21.0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889cm" svg:height="2.286cm" svg:x="20.657cm" svg:y="20.75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889cm" svg:height="0.889cm" svg:x="20.652cm" svg:y="19.894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5" draw:layer="layout" svg:width="1.524cm" svg:height="1.524cm" svg:x="20.403cm" svg:y="22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211cm" svg:height="0.212cm" svg:x="21.011cm" svg:y="23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21.126cm" svg:y1="23.226cm" svg:x2="21.646cm" svg:y2="22.697cm">
          <text:p/>
        </draw:line>
        <draw:line draw:style-name="gr6" draw:text-style-name="P6" draw:layer="layout" svg:x1="21.126cm" svg:y1="23.227cm" svg:x2="21.646cm" svg:y2="22.698cm">
          <text:p/>
        </draw:line>
        <draw:line draw:style-name="gr6" draw:text-style-name="P6" draw:layer="layout" svg:x1="20.657cm" svg:y1="23.242cm" svg:x2="21.165cm" svg:y2="23.242cm">
          <text:p/>
        </draw:line>
        <draw:custom-shape draw:style-name="gr1" draw:text-style-name="P1" draw:layer="layout" svg:width="2.413cm" svg:height="2.159cm" svg:x="22.937cm" svg:y="20.0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13cm" svg:height="2.159cm" svg:x="23.318cm" svg:y="20.5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2.413cm" svg:height="2.159cm" svg:x="23.804cm" svg:y="21.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xml:id="id12" draw:id="id12" draw:layer="layout" svg:width="1.524cm" svg:height="1.524cm" svg:x="41.517cm" svg:y="1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42.302cm" svg:y1="17.367cm" svg:x2="42.302cm" svg:y2="18.129cm">
          <text:p/>
        </draw:line>
        <draw:line draw:style-name="gr6" draw:text-style-name="P6" draw:layer="layout" svg:x1="42.683cm" svg:y1="17.748cm" svg:x2="41.921cm" svg:y2="17.748cm">
          <text:p/>
        </draw:line>
        <draw:line draw:style-name="gr10" draw:text-style-name="P6" draw:layer="layout" svg:x1="14.813cm" svg:y1="20.783cm" svg:x2="16.083cm" svg:y2="20.783cm">
          <text:p/>
        </draw:line>
        <draw:line draw:style-name="gr10" draw:text-style-name="P6" draw:layer="layout" svg:x1="19.004cm" svg:y1="20.783cm" svg:x2="20.528cm" svg:y2="20.783cm">
          <text:p/>
        </draw:line>
        <draw:line draw:style-name="gr10" draw:text-style-name="P6" draw:layer="layout" svg:x1="21.644cm" svg:y1="20.783cm" svg:x2="22.914cm" svg:y2="20.783cm">
          <text:p/>
        </draw:line>
        <draw:connector draw:style-name="gr10" draw:text-style-name="P6" draw:layer="layout" draw:line-skew="1.938cm" svg:x1="26.217cm" svg:y1="22.189cm" svg:x2="27.078cm" svg:y2="18.498cm" draw:start-shape="id5" draw:start-glue-point="0" draw:end-shape="id6" draw:end-glue-point="8" svg:d="M26217 22189v119h861v-3810" svg:viewBox="0 0 862 3811">
          <text:p/>
        </draw:connector>
        <draw:connector draw:style-name="gr10" draw:text-style-name="P6" xml:id="id5" draw:id="id5" draw:layer="layout" svg:x1="26.217cm" svg:y1="22.189cm" svg:x2="26.217cm" svg:y2="22.189cm" draw:start-shape="id7" draw:end-shape="id7" draw:end-glue-point="1" svg:d="M26217 22189z" svg:viewBox="0 0 1 1">
          <text:p/>
        </draw:connector>
        <draw:connector draw:style-name="gr10" draw:text-style-name="P6" draw:layer="layout" svg:x1="27.482cm" svg:y1="17.721cm" svg:x2="28.886cm" svg:y2="13.162cm" draw:start-shape="id8" draw:start-glue-point="1" draw:end-shape="id9" draw:end-glue-point="3" svg:d="M27482 17721h728v-4559h676" svg:viewBox="0 0 1405 4560">
          <text:p/>
        </draw:connector>
        <draw:custom-shape draw:style-name="gr7" draw:text-style-name="P7" xml:id="id13" draw:id="id13" draw:layer="layout" svg:width="0.889cm" svg:height="2.286cm" svg:x="44.632cm" svg:y="21.65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889cm" svg:height="0.889cm" svg:x="44.627cm" svg:y="20.795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5" draw:layer="layout" svg:width="1.524cm" svg:height="1.524cm" svg:x="44.378cm" svg:y="23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211cm" svg:height="0.212cm" svg:x="44.986cm" svg:y="24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45.101cm" svg:y1="24.127cm" svg:x2="45.621cm" svg:y2="23.598cm">
          <text:p/>
        </draw:line>
        <draw:line draw:style-name="gr6" draw:text-style-name="P6" draw:layer="layout" svg:x1="45.101cm" svg:y1="24.128cm" svg:x2="45.621cm" svg:y2="23.599cm">
          <text:p/>
        </draw:line>
        <draw:line draw:style-name="gr6" draw:text-style-name="P6" draw:layer="layout" svg:x1="44.632cm" svg:y1="24.143cm" svg:x2="45.14cm" svg:y2="24.143cm">
          <text:p/>
        </draw:line>
        <draw:custom-shape draw:style-name="gr1" draw:text-style-name="P1" draw:layer="layout" svg:width="2.413cm" svg:height="2.159cm" svg:x="46.912cm" svg:y="20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13cm" svg:height="2.159cm" svg:x="47.293cm" svg:y="21.4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13cm" svg:height="2.159cm" svg:x="47.779cm" svg:y="22.0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889cm" svg:height="2.286cm" svg:x="51.406cm" svg:y="21.68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889cm" svg:height="0.889cm" svg:x="51.401cm" svg:y="20.821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5" draw:layer="layout" svg:width="1.524cm" svg:height="1.524cm" svg:x="51.152cm" svg:y="23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211cm" svg:height="0.212cm" svg:x="51.76cm" svg:y="24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51.875cm" svg:y1="24.153cm" svg:x2="52.395cm" svg:y2="23.624cm">
          <text:p/>
        </draw:line>
        <draw:line draw:style-name="gr6" draw:text-style-name="P6" draw:layer="layout" svg:x1="51.875cm" svg:y1="24.154cm" svg:x2="52.395cm" svg:y2="23.625cm">
          <text:p/>
        </draw:line>
        <draw:line draw:style-name="gr6" draw:text-style-name="P6" draw:layer="layout" svg:x1="51.406cm" svg:y1="24.169cm" svg:x2="51.914cm" svg:y2="24.169cm">
          <text:p/>
        </draw:line>
        <draw:custom-shape draw:style-name="gr1" draw:text-style-name="P1" draw:layer="layout" svg:width="2.413cm" svg:height="2.159cm" svg:x="53.686cm" svg:y="20.9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13cm" svg:height="2.159cm" svg:x="54.067cm" svg:y="21.5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0" draw:id="id10" draw:layer="layout" svg:width="2.413cm" svg:height="2.159cm" svg:x="54.553cm" svg:y="22.037cm">
          <text:p/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45.562cm" svg:y1="21.71cm" svg:x2="46.832cm" svg:y2="21.71cm">
          <text:p/>
        </draw:line>
        <draw:line draw:style-name="gr10" draw:text-style-name="P6" draw:layer="layout" svg:x1="49.753cm" svg:y1="21.71cm" svg:x2="51.277cm" svg:y2="21.71cm">
          <text:p/>
        </draw:line>
        <draw:line draw:style-name="gr10" draw:text-style-name="P6" draw:layer="layout" svg:x1="52.393cm" svg:y1="21.71cm" svg:x2="53.663cm" svg:y2="21.71cm">
          <text:p/>
        </draw:line>
        <draw:connector draw:style-name="gr10" draw:text-style-name="P6" draw:layer="layout" svg:x1="56.966cm" svg:y1="23.116cm" svg:x2="58.48cm" svg:y2="18.526cm" draw:start-shape="id10" draw:start-glue-point="1" draw:end-shape="id11" draw:end-glue-point="8" svg:d="M56966 23116h1514v-4590" svg:viewBox="0 0 1515 4591">
          <text:p/>
        </draw:connector>
        <draw:custom-shape draw:style-name="gr5" draw:text-style-name="P5" xml:id="id11" draw:id="id11" draw:layer="layout" svg:width="1.524cm" svg:height="1.524cm" svg:x="57.718cm" svg:y="17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58.503cm" svg:y1="17.368cm" svg:x2="58.503cm" svg:y2="18.13cm">
          <text:p/>
        </draw:line>
        <draw:line draw:style-name="gr6" draw:text-style-name="P6" draw:layer="layout" svg:x1="58.884cm" svg:y1="17.749cm" svg:x2="58.122cm" svg:y2="17.749cm">
          <text:p/>
        </draw:line>
        <draw:connector draw:style-name="gr10" draw:text-style-name="P6" draw:layer="layout" svg:x1="42.279cm" svg:y1="18.525cm" svg:x2="44.632cm" svg:y2="22.8cm" draw:start-shape="id12" draw:start-glue-point="8" draw:end-shape="id13" draw:end-glue-point="3" svg:d="M42279 18525v4275h2353" svg:viewBox="0 0 2354 4276">
          <text:p/>
        </draw:connector>
        <draw:custom-shape draw:style-name="gr11" draw:text-style-name="P9" xml:id="id14" draw:id="id14" draw:layer="layout" svg:width="0.635cm" svg:height="2.921cm" svg:x="69.699cm" svg:y="8.63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524cm" svg:height="1.524cm" svg:x="69.218cm" svg:y="10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211cm" svg:height="0.212cm" svg:x="69.9cm" svg:y="11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69.915cm" svg:y1="11.717cm" svg:x2="70.435cm" svg:y2="11.188cm">
          <text:p/>
        </draw:line>
        <draw:line draw:style-name="gr6" draw:text-style-name="P6" draw:layer="layout" svg:x1="69.573cm" svg:y1="12.041cm" svg:x2="70.435cm" svg:y2="11.189cm">
          <text:p/>
        </draw:line>
        <draw:custom-shape draw:style-name="gr12" draw:text-style-name="P10" draw:layer="layout" svg:width="1.397cm" svg:height="1.397cm" svg:x="73.344cm" svg:y="9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2.778cm" svg:y1="17.368cm" svg:x2="3.921cm" svg:y2="17.368cm">
          <text:p/>
        </draw:line>
        <draw:line draw:style-name="gr10" draw:text-style-name="P6" draw:layer="layout" svg:x1="7.35cm" svg:y1="17.51cm" svg:x2="11.16cm" svg:y2="17.549cm">
          <text:p/>
        </draw:line>
        <draw:line draw:style-name="gr10" draw:text-style-name="P6" draw:layer="layout" svg:x1="59.42cm" svg:y1="17.793cm" svg:x2="61.258cm" svg:y2="17.803cm">
          <text:p/>
        </draw:line>
        <draw:line draw:style-name="gr10" draw:text-style-name="P6" draw:layer="layout" svg:x1="70.423cm" svg:y1="9.929cm" svg:x2="73.344cm" svg:y2="9.929cm">
          <text:p/>
        </draw:line>
        <draw:custom-shape draw:style-name="gr11" draw:text-style-name="P9" xml:id="id18" draw:id="id18" draw:layer="layout" svg:width="0.635cm" svg:height="2.921cm" svg:x="69.674cm" svg:y="23.6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524cm" svg:height="1.524cm" svg:x="69.193cm" svg:y="25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211cm" svg:height="0.212cm" svg:x="69.875cm" svg:y="26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69.89cm" svg:y1="26.744cm" svg:x2="70.41cm" svg:y2="26.215cm">
          <text:p/>
        </draw:line>
        <draw:line draw:style-name="gr6" draw:text-style-name="P6" draw:layer="layout" svg:x1="69.548cm" svg:y1="27.068cm" svg:x2="70.41cm" svg:y2="26.216cm">
          <text:p/>
        </draw:line>
        <draw:custom-shape draw:style-name="gr12" draw:text-style-name="P10" draw:layer="layout" svg:width="1.397cm" svg:height="1.397cm" svg:x="73.319cm" svg:y="24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70.398cm" svg:y1="24.956cm" svg:x2="73.319cm" svg:y2="24.956cm">
          <text:p/>
        </draw:line>
        <draw:custom-shape draw:style-name="gr11" draw:text-style-name="P9" xml:id="id16" draw:id="id16" draw:layer="layout" svg:width="0.635cm" svg:height="2.921cm" svg:x="69.674cm" svg:y="18.6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524cm" svg:height="1.524cm" svg:x="69.193cm" svg:y="20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211cm" svg:height="0.212cm" svg:x="69.875cm" svg:y="21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69.89cm" svg:y1="21.744cm" svg:x2="70.41cm" svg:y2="21.215cm">
          <text:p/>
        </draw:line>
        <draw:line draw:style-name="gr6" draw:text-style-name="P6" draw:layer="layout" svg:x1="69.548cm" svg:y1="22.068cm" svg:x2="70.41cm" svg:y2="21.216cm">
          <text:p/>
        </draw:line>
        <draw:custom-shape draw:style-name="gr12" draw:text-style-name="P10" draw:layer="layout" svg:width="1.397cm" svg:height="1.397cm" svg:x="73.319cm" svg:y="19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70.398cm" svg:y1="19.956cm" svg:x2="73.319cm" svg:y2="19.956cm">
          <text:p/>
        </draw:line>
        <draw:custom-shape draw:style-name="gr11" draw:text-style-name="P9" xml:id="id15" draw:id="id15" draw:layer="layout" svg:width="0.635cm" svg:height="2.921cm" svg:x="69.674cm" svg:y="13.6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524cm" svg:height="1.524cm" svg:x="69.193cm" svg:y="15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211cm" svg:height="0.212cm" svg:x="69.875cm" svg:y="16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69.89cm" svg:y1="16.744cm" svg:x2="70.41cm" svg:y2="16.215cm">
          <text:p/>
        </draw:line>
        <draw:line draw:style-name="gr6" draw:text-style-name="P6" draw:layer="layout" svg:x1="69.548cm" svg:y1="17.068cm" svg:x2="70.41cm" svg:y2="16.216cm">
          <text:p/>
        </draw:line>
        <draw:custom-shape draw:style-name="gr12" draw:text-style-name="P10" draw:layer="layout" svg:width="1.397cm" svg:height="1.397cm" svg:x="73.319cm" svg:y="14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70.398cm" svg:y1="14.956cm" svg:x2="73.319cm" svg:y2="14.956cm">
          <text:p/>
        </draw:line>
        <draw:connector draw:style-name="gr10" draw:text-style-name="P6" draw:layer="layout" svg:x1="66.434cm" svg:y1="17.699cm" svg:x2="69.699cm" svg:y2="10.099cm" draw:end-shape="id14" draw:end-glue-point="3" svg:d="M66434 17699h1382v-7600h1883" svg:viewBox="0 0 3266 7601">
          <text:p/>
        </draw:connector>
        <draw:connector draw:style-name="gr10" draw:text-style-name="P6" draw:layer="layout" svg:x1="66.434cm" svg:y1="17.699cm" svg:x2="69.674cm" svg:y2="15.126cm" draw:end-shape="id15" draw:end-glue-point="3" svg:d="M66434 17699h1369v-2573h1871" svg:viewBox="0 0 3241 2574">
          <text:p/>
        </draw:connector>
        <draw:connector draw:style-name="gr10" draw:text-style-name="P6" draw:layer="layout" svg:x1="66.434cm" svg:y1="17.699cm" svg:x2="69.674cm" svg:y2="20.126cm" draw:end-shape="id16" draw:end-glue-point="3" svg:d="M66434 17699h1369v2427h1871" svg:viewBox="0 0 3241 2428">
          <text:p/>
        </draw:connector>
        <draw:custom-shape draw:style-name="gr1" draw:text-style-name="P1" draw:layer="layout" svg:width="2.413cm" svg:height="2.159cm" svg:x="6.067cm" svg:y="3.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13cm" svg:height="2.159cm" svg:x="6.448cm" svg:y="4.4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13cm" svg:height="2.159cm" svg:x="6.934cm" svg:y="4.96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635cm" svg:height="1.143cm" svg:x="14.674cm" svg:y="5.03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0.635cm" svg:height="2.794cm" svg:x="15.274cm" svg:y="4.17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889cm" svg:height="2.286cm" svg:x="20.025cm" svg:y="4.6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889cm" svg:height="0.889cm" svg:x="20.02cm" svg:y="3.82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9" draw:layer="layout" svg:width="0.635cm" svg:height="2.921cm" svg:x="26.357cm" svg:y="4.04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143cm" svg:height="1.143cm" svg:x="1.635cm" svg:y="4.93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2" draw:text-style-name="P10" draw:layer="layout" svg:width="1.397cm" svg:height="1.397cm" svg:x="32.151cm" svg:y="4.9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524cm" svg:height="1.524cm" svg:x="37.502cm" svg:y="4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211cm" svg:height="0.212cm" svg:x="38.11cm" svg:y="5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38.225cm" svg:y1="5.847cm" svg:x2="38.745cm" svg:y2="5.318cm">
          <text:p/>
        </draw:line>
        <draw:line draw:style-name="gr6" draw:text-style-name="P6" draw:layer="layout" svg:x1="38.225cm" svg:y1="5.848cm" svg:x2="38.745cm" svg:y2="5.319cm">
          <text:p/>
        </draw:line>
        <draw:line draw:style-name="gr6" draw:text-style-name="P6" draw:layer="layout" svg:x1="37.756cm" svg:y1="5.863cm" svg:x2="38.264cm" svg:y2="5.863cm">
          <text:p/>
        </draw:line>
        <draw:custom-shape draw:style-name="gr15" draw:text-style-name="P5" draw:layer="layout" svg:width="1.524cm" svg:height="1.524cm" svg:x="48.519cm" svg:y="4.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211cm" svg:height="0.212cm" svg:x="49.201cm" svg:y="5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49.216cm" svg:y1="5.809cm" svg:x2="49.736cm" svg:y2="5.28cm">
          <text:p/>
        </draw:line>
        <draw:line draw:style-name="gr6" draw:text-style-name="P6" draw:layer="layout" svg:x1="48.874cm" svg:y1="6.133cm" svg:x2="49.736cm" svg:y2="5.281cm">
          <text:p/>
        </draw:line>
        <draw:custom-shape draw:style-name="gr5" draw:text-style-name="P5" draw:layer="layout" svg:width="1.524cm" svg:height="1.524cm" svg:x="43.48cm" svg:y="4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44.265cm" svg:y1="5.318cm" svg:x2="44.265cm" svg:y2="6.08cm">
          <text:p/>
        </draw:line>
        <draw:line draw:style-name="gr6" draw:text-style-name="P6" draw:layer="layout" svg:x1="44.646cm" svg:y1="5.699cm" svg:x2="43.884cm" svg:y2="5.699cm">
          <text:p/>
        </draw:line>
        <draw:custom-shape draw:style-name="gr5" draw:text-style-name="P5" draw:layer="layout" svg:width="1.524cm" svg:height="1.524cm" svg:x="54.137cm" svg:y="4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54.617cm" svg:y1="6.076cm" svg:x2="54.617cm" svg:y2="5.695cm">
          <text:p/>
        </draw:line>
        <draw:line draw:style-name="gr6" draw:text-style-name="P6" draw:layer="layout" svg:x1="54.617cm" svg:y1="6.077cm" svg:x2="54.617cm" svg:y2="5.696cm">
          <text:p/>
        </draw:line>
        <draw:line draw:style-name="gr6" draw:text-style-name="P6" draw:layer="layout" svg:x1="55.007cm" svg:y1="6.078cm" svg:x2="55.007cm" svg:y2="5.568cm">
          <text:p/>
        </draw:line>
        <draw:line draw:style-name="gr6" draw:text-style-name="P6" draw:layer="layout" svg:x1="54.82cm" svg:y1="6.08cm" svg:x2="54.82cm" svg:y2="5.186cm">
          <text:p/>
        </draw:line>
        <draw:line draw:style-name="gr6" draw:text-style-name="P6" draw:layer="layout" svg:x1="55.217cm" svg:y1="6.078cm" svg:x2="55.217cm" svg:y2="5.697cm">
          <text:p/>
        </draw:line>
        <draw:frame draw:style-name="gr16" draw:text-style-name="P12" draw:layer="layout" svg:width="2.54cm" svg:height="1.143cm" svg:x="2.932cm" svg:y="5cm">
          <draw:text-box>
            <text:p>Input</text:p>
          </draw:text-box>
        </draw:frame>
        <draw:frame draw:style-name="gr17" draw:text-style-name="P12" draw:layer="layout" svg:width="4.054cm" svg:height="1.673cm" svg:x="9.832cm" svg:y="5.001cm">
          <draw:text-box>
            <text:p>Convolution</text:p>
          </draw:text-box>
        </draw:frame>
        <draw:frame draw:style-name="gr17" draw:text-style-name="P12" draw:layer="layout" svg:width="4.054cm" svg:height="1.673cm" svg:x="16.432cm" svg:y="5.002cm">
          <draw:text-box>
            <text:p>Flatten</text:p>
          </draw:text-box>
        </draw:frame>
        <draw:frame draw:style-name="gr18" draw:text-style-name="P12" draw:layer="layout" svg:width="4.56cm" svg:height="2.384cm" svg:x="21.332cm" svg:y="4.703cm">
          <draw:text-box>
            <text:p>Batch</text:p>
            <text:p>normalization</text:p>
          </draw:text-box>
        </draw:frame>
        <draw:frame draw:style-name="gr18" draw:text-style-name="P12" draw:layer="layout" svg:width="4.56cm" svg:height="2.384cm" svg:x="27.532cm" svg:y="4.703cm">
          <draw:text-box>
            <text:p>Fully</text:p>
            <text:p>connected</text:p>
          </draw:text-box>
        </draw:frame>
        <draw:frame draw:style-name="gr19" draw:text-style-name="P12" draw:layer="layout" svg:width="4.56cm" svg:height="1.495cm" svg:x="34.274cm" svg:y="5.093cm">
          <draw:text-box>
            <text:p>output</text:p>
          </draw:text-box>
        </draw:frame>
        <draw:frame draw:style-name="gr19" draw:text-style-name="P12" draw:layer="layout" svg:width="4.56cm" svg:height="1.495cm" svg:x="39.374cm" svg:y="5.094cm">
          <draw:text-box>
            <text:p>ReLU</text:p>
          </draw:text-box>
        </draw:frame>
        <draw:frame draw:style-name="gr19" draw:text-style-name="P12" draw:layer="layout" svg:width="4.56cm" svg:height="1.495cm" svg:x="45.704cm" svg:y="5.218cm">
          <draw:text-box>
            <text:p>Add</text:p>
          </draw:text-box>
        </draw:frame>
        <draw:frame draw:style-name="gr19" draw:text-style-name="P12" draw:layer="layout" svg:width="4.56cm" svg:height="1.495cm" svg:x="50.504cm" svg:y="5.219cm">
          <draw:text-box>
            <text:p>Linear</text:p>
          </draw:text-box>
        </draw:frame>
        <draw:frame draw:style-name="gr19" draw:text-style-name="P12" draw:layer="layout" svg:width="4.56cm" svg:height="1.495cm" svg:x="56.404cm" svg:y="5.219cm">
          <draw:text-box>
            <text:p>Pooling</text:p>
          </draw:text-box>
        </draw:frame>
        <draw:frame draw:style-name="gr17" draw:text-style-name="P12" draw:layer="layout" svg:width="5.334cm" svg:height="1.673cm" svg:x="16.748cm" svg:y="11.773cm">
          <draw:text-box>
            <text:p>Resnet block #1</text:p>
          </draw:text-box>
        </draw:frame>
        <draw:frame draw:style-name="gr17" draw:text-style-name="P12" draw:layer="layout" svg:width="5.334cm" svg:height="1.673cm" svg:x="48.244cm" svg:y="10.757cm">
          <draw:text-box>
            <text:p>Resnet block #3</text:p>
          </draw:text-box>
        </draw:frame>
        <draw:frame draw:style-name="gr17" draw:text-style-name="P12" draw:layer="layout" svg:width="5.334cm" svg:height="1.673cm" svg:x="31.148cm" svg:y="23.254cm">
          <draw:text-box>
            <text:p>Resnet block #2</text:p>
          </draw:text-box>
        </draw:frame>
        <draw:frame draw:style-name="gr17" draw:text-style-name="P12" draw:layer="layout" svg:width="1.905cm" svg:height="1.673cm" svg:x="75.57cm" svg:y="9.389cm">
          <draw:text-box>
            <text:p>x</text:p>
          </draw:text-box>
        </draw:frame>
        <draw:frame draw:style-name="gr17" draw:text-style-name="P12" draw:layer="layout" svg:width="1.905cm" svg:height="1.673cm" svg:x="75.571cm" svg:y="14.39cm">
          <draw:text-box>
            <text:p>y</text:p>
          </draw:text-box>
        </draw:frame>
        <draw:frame draw:style-name="gr17" draw:text-style-name="P12" draw:layer="layout" svg:width="1.905cm" svg:height="1.673cm" svg:x="75.571cm" svg:y="19.39cm">
          <draw:text-box>
            <text:p>z</text:p>
          </draw:text-box>
        </draw:frame>
        <draw:frame draw:style-name="gr17" draw:text-style-name="P12" draw:layer="layout" svg:width="1.905cm" svg:height="1.673cm" svg:x="75.571cm" svg:y="24.39cm">
          <draw:text-box>
            <text:p>yaw</text:p>
          </draw:text-box>
        </draw:frame>
        <draw:frame draw:style-name="gr17" draw:text-style-name="P12" draw:layer="layout" svg:width="2.54cm" svg:height="1.673cm" svg:x="4.332cm" svg:y="13.901cm">
          <draw:text-box>
            <text:p>/2<text:line-break/>5x5</text:p>
          </draw:text-box>
        </draw:frame>
        <draw:frame draw:style-name="gr17" draw:text-style-name="P12" draw:layer="layout" svg:width="2.54cm" svg:height="1.673cm" svg:x="11.332cm" svg:y="13.902cm">
          <draw:text-box>
            <text:p>/2<text:line-break/>2x2</text:p>
          </draw:text-box>
        </draw:frame>
        <draw:frame draw:style-name="gr17" draw:text-style-name="P12" draw:layer="layout" svg:width="2.54cm" svg:height="1.673cm" svg:x="16.438cm" svg:y="18.228cm">
          <draw:text-box>
            <text:p>/2<text:line-break/>3x3</text:p>
          </draw:text-box>
        </draw:frame>
        <draw:frame draw:style-name="gr17" draw:text-style-name="P12" draw:layer="layout" svg:width="2.54cm" svg:height="1.673cm" svg:x="23.438cm" svg:y="18.229cm">
          <draw:text-box>
            <text:p>/1<text:line-break/>3x3</text:p>
          </draw:text-box>
        </draw:frame>
        <draw:frame draw:style-name="gr17" draw:text-style-name="P12" draw:layer="layout" svg:width="2.54cm" svg:height="1.673cm" svg:x="31.738cm" svg:y="9.428cm">
          <draw:text-box>
            <text:p>/2<text:line-break/>3x3</text:p>
          </draw:text-box>
        </draw:frame>
        <draw:frame draw:style-name="gr17" draw:text-style-name="P12" draw:layer="layout" svg:width="2.54cm" svg:height="1.673cm" svg:x="38.738cm" svg:y="9.429cm">
          <draw:text-box>
            <text:p>/1<text:line-break/>3x3</text:p>
          </draw:text-box>
        </draw:frame>
        <draw:custom-shape draw:style-name="gr8" draw:text-style-name="P7" draw:layer="layout" svg:width="0.889cm" svg:height="0.889cm" svg:x="51.652cm" svg:y="20.87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0" draw:text-style-name="P6" draw:layer="layout" svg:x1="50.004cm" svg:y1="21.759cm" svg:x2="51.528cm" svg:y2="21.759cm">
          <text:p/>
        </draw:line>
        <draw:line draw:style-name="gr10" draw:text-style-name="P6" draw:layer="layout" svg:x1="52.644cm" svg:y1="21.759cm" svg:x2="53.914cm" svg:y2="21.759cm">
          <text:p/>
        </draw:line>
        <draw:frame draw:style-name="gr17" draw:text-style-name="P12" draw:layer="layout" svg:width="2.54cm" svg:height="1.673cm" svg:x="47.438cm" svg:y="18.704cm">
          <draw:text-box>
            <text:p>/2<text:line-break/>3x3</text:p>
          </draw:text-box>
        </draw:frame>
        <draw:frame draw:style-name="gr17" draw:text-style-name="P12" draw:layer="layout" svg:width="2.54cm" svg:height="1.673cm" svg:x="54.438cm" svg:y="18.805cm">
          <draw:text-box>
            <text:p>/1<text:line-break/>3x3</text:p>
          </draw:text-box>
        </draw:frame>
        <draw:line draw:style-name="gr20" draw:text-style-name="P6" draw:layer="layout" svg:x1="3.689cm" svg:y1="22.59cm" svg:x2="3.689cm" svg:y2="17.618cm">
          <text:p/>
        </draw:line>
        <draw:frame draw:style-name="gr17" draw:text-style-name="P12" draw:layer="layout" svg:width="3.621cm" svg:height="1.673cm" svg:x="2.332cm" svg:y="22.902cm">
          <draw:text-box>
            <text:p>60x108x1</text:p>
          </draw:text-box>
        </draw:frame>
        <draw:line draw:style-name="gr20" draw:text-style-name="P6" draw:layer="layout" svg:x1="8.19cm" svg:y1="22.59cm" svg:x2="8.19cm" svg:y2="17.618cm">
          <text:p/>
        </draw:line>
        <draw:frame draw:style-name="gr17" draw:text-style-name="P12" draw:layer="layout" svg:width="3.621cm" svg:height="1.673cm" svg:x="6.333cm" svg:y="22.903cm">
          <draw:text-box>
            <text:p>30x54x32</text:p>
          </draw:text-box>
        </draw:frame>
        <draw:line draw:style-name="gr20" draw:text-style-name="P6" draw:layer="layout" svg:x1="11.891cm" svg:y1="23.39cm" svg:x2="11.891cm" svg:y2="18.418cm">
          <text:p/>
        </draw:line>
        <draw:frame draw:style-name="gr17" draw:text-style-name="P12" draw:layer="layout" svg:width="3.621cm" svg:height="1.673cm" svg:x="10.034cm" svg:y="23.804cm">
          <draw:text-box>
            <text:p>15x27x32</text:p>
          </draw:text-box>
        </draw:frame>
        <draw:line draw:style-name="gr20" draw:text-style-name="P6" draw:layer="layout" svg:x1="27.092cm" svg:y1="15.09cm" svg:x2="27.092cm" svg:y2="10.118cm">
          <text:p/>
        </draw:line>
        <draw:frame draw:style-name="gr17" draw:text-style-name="P12" draw:layer="layout" svg:width="3.621cm" svg:height="1.673cm" svg:x="25.384cm" svg:y="8.903cm">
          <draw:text-box>
            <text:p>8x14x32</text:p>
          </draw:text-box>
        </draw:frame>
        <draw:line draw:style-name="gr20" draw:text-style-name="P6" draw:layer="layout" svg:x1="42.293cm" svg:y1="24.39cm" svg:x2="42.293cm" svg:y2="19.418cm">
          <text:p/>
        </draw:line>
        <draw:frame draw:style-name="gr17" draw:text-style-name="P12" draw:layer="layout" svg:width="3.621cm" svg:height="1.673cm" svg:x="40.535cm" svg:y="23.805cm">
          <draw:text-box>
            <text:p>4x7x64</text:p>
          </draw:text-box>
        </draw:frame>
        <draw:line draw:style-name="gr20" draw:text-style-name="P6" draw:layer="layout" svg:x1="58.512cm" svg:y1="16.89cm" svg:x2="58.512cm" svg:y2="11.668cm">
          <text:p/>
        </draw:line>
        <draw:frame draw:style-name="gr17" draw:text-style-name="P12" draw:layer="layout" svg:width="3.621cm" svg:height="1.673cm" svg:x="57.185cm" svg:y="10.504cm">
          <draw:text-box>
            <text:p>2x4x128</text:p>
          </draw:text-box>
        </draw:frame>
        <draw:line draw:style-name="gr20" draw:text-style-name="P6" draw:layer="layout" svg:x1="63.491cm" svg:y1="23.479cm" svg:x2="63.491cm" svg:y2="18.168cm">
          <text:p/>
        </draw:line>
        <draw:frame draw:style-name="gr17" draw:text-style-name="P12" draw:layer="layout" svg:width="3.621cm" svg:height="1.673cm" svg:x="61.936cm" svg:y="23.806cm">
          <draw:text-box>
            <text:p>1x1024</text:p>
          </draw:text-box>
        </draw:frame>
        <draw:custom-shape draw:style-name="gr1" draw:text-style-name="P1" draw:layer="layout" svg:width="2.413cm" svg:height="2.159cm" svg:x="18.834cm" svg:y="15.7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13cm" svg:height="2.159cm" svg:x="19.215cm" svg:y="16.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13cm" svg:height="2.159cm" svg:x="19.701cm" svg:y="16.775cm">
          <text:p/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22.35cm" svg:y1="17.626cm" svg:x2="26.16cm" svg:y2="17.665cm">
          <text:p/>
        </draw:line>
        <draw:frame draw:style-name="gr17" draw:text-style-name="P12" draw:layer="layout" svg:width="2.54cm" svg:height="1.673cm" svg:x="22.138cm" svg:y="14.13cm">
          <draw:text-box>
            <text:p>/2<text:line-break/>1x1</text:p>
          </draw:text-box>
        </draw:frame>
        <draw:line draw:style-name="gr10" draw:text-style-name="P6" draw:layer="layout" svg:x1="28.358cm" svg:y1="17.786cm" svg:x2="34.327cm" svg:y2="17.737cm">
          <text:p/>
        </draw:line>
        <draw:custom-shape draw:style-name="gr1" draw:text-style-name="P1" draw:layer="layout" svg:width="2.413cm" svg:height="2.159cm" svg:x="34.608cm" svg:y="16.3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13cm" svg:height="2.159cm" svg:x="34.989cm" svg:y="16.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13cm" svg:height="2.159cm" svg:x="35.475cm" svg:y="17.375cm">
          <text:p/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2.54cm" svg:height="1.673cm" svg:x="38.338cm" svg:y="20.431cm">
          <draw:text-box>
            <text:p>/2<text:line-break/>1x1</text:p>
          </draw:text-box>
        </draw:frame>
        <draw:line draw:style-name="gr10" draw:text-style-name="P6" draw:layer="layout" svg:x1="38.211cm" svg:y1="17.637cm" svg:x2="41.46cm" svg:y2="17.681cm">
          <text:p/>
        </draw:line>
        <draw:line draw:style-name="gr10" draw:text-style-name="P6" draw:layer="layout" svg:x1="43.258cm" svg:y1="17.686cm" svg:x2="49.227cm" svg:y2="17.637cm">
          <text:p/>
        </draw:line>
        <draw:custom-shape draw:style-name="gr1" draw:text-style-name="P1" draw:layer="layout" svg:width="2.413cm" svg:height="2.159cm" svg:x="49.708cm" svg:y="15.7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13cm" svg:height="2.159cm" svg:x="50.089cm" svg:y="16.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13cm" svg:height="2.159cm" svg:x="50.575cm" svg:y="16.775cm">
          <text:p/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53.197cm" svg:y1="17.637cm" svg:x2="57.434cm" svg:y2="17.665cm">
          <text:p/>
        </draw:line>
        <draw:frame draw:style-name="gr17" draw:text-style-name="P12" draw:layer="layout" svg:width="2.54cm" svg:height="1.673cm" svg:x="53.912cm" svg:y="14.13cm">
          <draw:text-box>
            <text:p>/2<text:line-break/>1x1</text:p>
          </draw:text-box>
        </draw:frame>
        <draw:custom-shape draw:style-name="gr21" draw:text-style-name="P5" draw:layer="layout" svg:width="1.524cm" svg:height="1.524cm" svg:x="59.838cm" svg:y="4.911cm">
          <text:p text:style-name="P1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2" draw:layer="layout" svg:width="4.56cm" svg:height="1.495cm" svg:x="62.004cm" svg:y="5.22cm">
          <draw:text-box>
            <text:p>Dropout</text:p>
          </draw:text-box>
        </draw:frame>
        <draw:custom-shape draw:style-name="gr5" draw:text-style-name="P5" draw:layer="layout" svg:width="1.524cm" svg:height="1.524cm" svg:x="61.32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211cm" svg:height="0.212cm" svg:x="61.933cm" svg:y="17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62.048cm" svg:y1="17.821cm" svg:x2="62.568cm" svg:y2="17.292cm">
          <text:p/>
        </draw:line>
        <draw:line draw:style-name="gr6" draw:text-style-name="P6" draw:layer="layout" svg:x1="62.048cm" svg:y1="17.822cm" svg:x2="62.568cm" svg:y2="17.293cm">
          <text:p/>
        </draw:line>
        <draw:line draw:style-name="gr6" draw:text-style-name="P6" draw:layer="layout" svg:x1="61.579cm" svg:y1="17.837cm" svg:x2="62.087cm" svg:y2="17.837cm">
          <text:p/>
        </draw:line>
        <draw:custom-shape draw:style-name="gr21" draw:text-style-name="P5" xml:id="id17" draw:id="id17" draw:layer="layout" svg:width="1.524cm" svg:height="1.524cm" svg:x="64.5cm" svg:y="16.875cm">
          <text:p text:style-name="P1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6" draw:layer="layout" svg:x1="66.024cm" svg:y1="17.637cm" svg:x2="69.674cm" svg:y2="25.126cm" draw:start-shape="id17" draw:start-glue-point="10" draw:end-shape="id18" draw:end-glue-point="3" svg:d="M66024 17637h1851v7489h1799" svg:viewBox="0 0 3651 7490">
          <text:p/>
        </draw:connector>
        <draw:line draw:style-name="gr10" draw:text-style-name="P6" draw:layer="layout" svg:x1="62.876cm" svg:y1="17.737cm" svg:x2="64.654cm" svg:y2="17.7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6T08:32:52.525487323</meta:creation-date>
    <dc:date>2019-09-06T04:19:29.098468501</dc:date>
    <meta:editing-duration>PT2H13M39S</meta:editing-duration>
    <meta:editing-cycles>28</meta:editing-cycles>
    <meta:generator>LibreOffice/5.1.6.2$Linux_X86_64 LibreOffice_project/10m0$Build-2</meta:generator>
    <meta:document-statistic meta:object-count="228"/>
  </office:meta>
</office:document-meta>
</file>